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0650000003384E85E35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201in" style:rel-column-width="14887*"/>
    </style:style>
    <style:style style:name="Table1.B" style:family="table-column">
      <style:table-column-properties style:column-width="5.1729in" style:rel-column-width="50648*"/>
    </style:style>
    <style:style style:name="Table1.1" style:family="table-row">
      <style:table-row-properties style:min-row-height="0.7688in"/>
    </style:style>
    <style:style style:name="Table1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7201in" style:rel-column-width="7051*"/>
    </style:style>
    <style:style style:name="Table9.B" style:family="table-column">
      <style:table-column-properties style:column-width="0.9076in" style:rel-column-width="8888*"/>
    </style:style>
    <style:style style:name="Table9.C" style:family="table-column">
      <style:table-column-properties style:column-width="5.0653in" style:rel-column-width="49596*"/>
    </style:style>
    <style:style style:name="Table9.A1" style:family="table-cell">
      <style:table-cell-properties fo:padding="0.0382in" fo:border-left="0.05pt solid #000000" fo:border-right="none" fo:border-top="0.05pt solid #000000" fo:border-bottom="none"/>
    </style:style>
    <style:style style:name="Table9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2" style:family="table-row">
      <style:table-row-properties style:min-row-height="0.4535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3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78in" style:rel-column-width="15941*"/>
    </style:style>
    <style:style style:name="Table3.B" style:family="table-column">
      <style:table-column-properties style:column-width="3.316in" style:rel-column-width="32468*"/>
    </style:style>
    <style:style style:name="Table3.C" style:family="table-column">
      <style:table-column-properties style:column-width="0.6333in" style:rel-column-width="6202*"/>
    </style:style>
    <style:style style:name="Table3.D" style:family="table-column">
      <style:table-column-properties style:column-width="1.116in" style:rel-column-width="10924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2" style:family="table-row">
      <style:table-row-properties style:min-row-height="0.338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3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4" style:family="table">
      <style:table-properties style:width="6.6931in" table:align="margins" table:border-model="separating"/>
    </style:style>
    <style:style style:name="Table4.A" style:family="table-column">
      <style:table-column-properties style:column-width="2.7611in" style:rel-column-width="27034*"/>
    </style:style>
    <style:style style:name="Table4.B" style:family="table-column">
      <style:table-column-properties style:column-width="1.1424in" style:rel-column-width="11187*"/>
    </style:style>
    <style:style style:name="Table4.C" style:family="table-column">
      <style:table-column-properties style:column-width="2.7896in" style:rel-column-width="27314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764in" style:rel-column-width="7603*"/>
    </style:style>
    <style:style style:name="Table2.B" style:family="table-column">
      <style:table-column-properties style:column-width="4.1674in" style:rel-column-width="40806*"/>
    </style:style>
    <style:style style:name="Table2.C" style:family="table-column">
      <style:table-column-properties style:column-width="1.1576in" style:rel-column-width="11337*"/>
    </style:style>
    <style:style style:name="Table2.D" style:family="table-column">
      <style:table-column-properties style:column-width="0.591in" style:rel-column-width="57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Heading">
      <style:paragraph-properties fo:text-align="start" style:justify-single-word="false" fo:background-color="transparent" style:shadow="none" style:join-border="false">
        <style:background-image/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Heading">
      <style:paragraph-properties fo:text-align="start" style:justify-single-word="false" style:shadow="none" style:join-border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b507a" officeooo:paragraph-rsid="001b507a" style:font-size-asian="10pt" style:font-size-complex="10pt"/>
    </style:style>
    <style:style style:name="P10" style:family="paragraph" style:parent-style-name="Table_20_Contents">
      <style:text-properties fo:font-size="10pt" officeooo:rsid="001b507a" officeooo:paragraph-rsid="001b507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paragraph-rsid="001f9cb6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cca89" officeooo:paragraph-rsid="001cca89" style:font-size-asian="10pt" style:font-size-complex="10pt"/>
    </style:style>
    <style:style style:name="T1" style:family="text">
      <style:text-properties officeooo:rsid="001b50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graphics1" text:anchor-type="paragraph" svg:x="0.0319in" svg:y="0.0201in" svg:width="1.4028in" svg:height="0.7083in" draw:z-index="0"><draw:image xlink:href="Pictures/20000002000000650000003384E85E35.eps" xlink:type="simple" xlink:show="embed" xlink:actuate="onLoad"/></draw:frame></text:p>
          </table:table-cell>
          <table:table-cell table:style-name="Table1.A1" office:value-type="string">
            <text:p text:style-name="Header">Universidade de Brasília</text:p>
            <text:p text:style-name="Header">Instituto de Ciências Exatas</text:p>
            <text:p text:style-name="Header">Departamento de Ciência da Computação</text:p>
          </table:table-cell>
        </table:table-row>
      </table:table>
      <text:p text:style-name="Standard"/>
      <text:p text:style-name="P1">MATRÍCULA EM DISCIPLINA</text:p>
      <text:p text:style-name="P2"/>
      <text:p text:style-name="P3">1. Identificação do Aluno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2" office:value-type="string">
            <text:p text:style-name="P5">Matrícula</text:p>
          </table:table-cell>
          <table:covered-table-cell/>
          <table:table-cell table:style-name="Table9.C1" office:value-type="string">
            <text:p text:style-name="P6">Nome do Aluno</text:p>
          </table:table-cell>
        </table:table-row>
        <table:table-row table:style-name="Table9.2">
          <table:table-cell table:style-name="Table9.A2" table:number-columns-spanned="2" office:value-type="string">
            <text:p text:style-name="P7"/>
          </table:table-cell>
          <table:covered-table-cell/>
          <table:table-cell table:style-name="Table9.C2" office:value-type="string">
            <text:p text:style-name="P7"/>
          </table:table-cell>
        </table:table-row>
        <table:table-row>
          <table:table-cell table:style-name="Table9.A3" office:value-type="string">
            <text:p text:style-name="P7">Opção: <text:s text:c="2"/></text:p>
          </table:table-cell>
          <table:table-cell table:style-name="Table9.B3" table:number-columns-spanned="2" office:value-type="string">
            <text:p text:style-name="P7">( <text:s text:c="2"/>) 1856 – Bacharelado em Ciência da Computação<text:line-break/>( <text:s text:c="2"/>) 1899 – Licenciatura em Computação</text:p>
            <text:p text:style-name="P7">( <text:s text:c="2"/>) <text:s/>1741– Engenharia da Computação</text:p>
          </table:table-cell>
          <table:covered-table-cell/>
        </table:table-row>
      </table:table>
      <text:p text:style-name="P3"/>
      <text:p text:style-name="P3">2. Identificação do Disciplin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Código da Disciplina:</text:p>
          </table:table-cell>
          <table:table-cell table:style-name="Table3.A1" office:value-type="string">
            <text:p text:style-name="P6">Nome da Disciplina:</text:p>
          </table:table-cell>
          <table:table-cell table:style-name="Table3.A1" office:value-type="string">
            <text:p text:style-name="P6">Turma:</text:p>
          </table:table-cell>
          <table:table-cell table:style-name="Table3.D1" office:value-type="string">
            <text:p text:style-name="P6">Período:</text:p>
          </table:table-cell>
        </table:table-row>
        <table:table-row table:style-name="Table3.2">
          <table:table-cell table:style-name="Table3.A2" office:value-type="string">
            <text:p text:style-name="P10">116297</text:p>
          </table:table-cell>
          <table:table-cell table:style-name="Table3.A2" office:value-type="string">
            <text:p text:style-name="P10">Tópicos Avançados em Computadores</text:p>
          </table:table-cell>
          <table:table-cell table:style-name="Table3.A2" office:value-type="string">
            <text:p text:style-name="P10">B</text:p>
          </table:table-cell>
          <table:table-cell table:style-name="Table3.D2" office:value-type="string">
            <text:p text:style-name="P10">Diurno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e3.A3" office:value-type="string">
            <text:p text:style-name="P7">Professor Responsável:</text:p>
          </table:table-cell>
          <table:table-cell table:style-name="Table3.B3" table:number-columns-spanned="3" office:value-type="string">
            <text:p text:style-name="P10">Célia Ghedini Ralha</text:p>
          </table:table-cell>
          <table:covered-table-cell/>
          <table:covered-table-cell/>
        </table:table-row>
      </table:table>
      <text:p text:style-name="P3"/>
      <text:p text:style-name="P3">3. Justificativa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">Treinamento para competições de programação.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/>
          </table:table-cell>
          <table:table-cell table:style-name="Table4.B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B1" office:value-type="string">
            <text:p text:style-name="P4">Aluno </text:p>
          </table:table-cell>
          <table:table-cell table:style-name="Table4.B1" office:value-type="string">
            <text:p text:style-name="P8"/>
          </table:table-cell>
          <table:table-cell table:style-name="Table4.B1" office:value-type="string">
            <text:p text:style-name="P4">Professor Responsável</text:p>
          </table:table-cell>
        </table:table-row>
      </table:table>
      <text:p text:style-name="P3"/>
      <text:p text:style-name="P11">Brasília, ___ de ___________________ de 20__. <text:s text:c="46"/>Matrícula/Funcionário:______________</text:p>
      <text:p text:style-name="P3"/>
      <text:p text:style-name="P3">4. Análise da Coordenação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"/>
      <text:p text:style-name="P3">------------------------------------------------------------------------------------------------------------------------------------------------</text:p>
      <text:p text:style-name="P3">5. Recib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Matrícula</text:p>
          </table:table-cell>
          <table:table-cell table:style-name="Table2.A1" office:value-type="string">
            <text:p text:style-name="P8">Aluno</text:p>
          </table:table-cell>
          <table:table-cell table:style-name="Table2.A1" office:value-type="string">
            <text:p text:style-name="P8">Código <text:s/>Disciplina</text:p>
          </table:table-cell>
          <table:table-cell table:style-name="Table2.D1" office:value-type="string">
            <text:p text:style-name="P8">Turma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2">116297</text:p>
          </table:table-cell>
          <table:table-cell table:style-name="Table2.D2" office:value-type="string">
            <text:p text:style-name="P12">B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"/>
      <text:p text:style-name="P3">Brasília, ___ de ___________________ de 20__. <text:s text:c="47"/>Matrícula/Funcionário: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Cláudia Nalon</meta:initial-creator>
    <meta:creation-date>2007-02-26T19:53:51</meta:creation-date>
    <dc:date>2016-07-26T16:38:01.919043734</dc:date>
    <meta:printed-by>Claudia Nalon</meta:printed-by>
    <meta:print-date>2008-02-29T11:32:11</meta:print-date>
    <meta:editing-cycles>10</meta:editing-cycles>
    <meta:editing-duration>PT5H28M19S</meta:editing-duration>
    <meta:document-statistic meta:table-count="7" meta:image-count="1" meta:object-count="0" meta:page-count="1" meta:paragraph-count="36" meta:word-count="106" meta:character-count="1031" meta:non-whitespace-character-count="854"/>
    <meta:user-defined meta:name="Info 1"/>
    <meta:user-defined meta:name="Info 2"/>
    <meta:user-defined meta:name="Info 3"/>
    <meta:user-defined meta:name="Info 4"/>
  </office:meta>
</office:document-meta>
</file>